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18b470" officeooo:paragraph-rsid="0018b470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FreeSans" officeooo:rsid="001a05f7" officeooo:paragraph-rsid="001a05f7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FreeSans" officeooo:rsid="001cc583" officeooo:paragraph-rsid="001cc583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FreeSans" officeooo:rsid="001d48f0" officeooo:paragraph-rsid="001d48f0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FreeSans" officeooo:rsid="00202b10" officeooo:paragraph-rsid="00202b10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FreeSans" officeooo:rsid="002173e2" officeooo:paragraph-rsid="002173e2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FreeSans" officeooo:rsid="00225ec7" officeooo:paragraph-rsid="00225ec7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20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217e95" officeooo:paragraph-rsid="00217e95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erpro anuncia no FISL novidade em backup com código aberto</text:p>
      <text:p text:style-name="P1"/>
      <text:p text:style-name="P1"><text:s/></text:p>
      <text:p text:style-name="P18">Entre os benefícios para o usuário estão agilidade e segurança</text:p>
      <text:p text:style-name="P18"><text:s/></text:p>
      <text:p text:style-name="P18"></text:p>
      <text:p text:style-name="P18">Além do lançamento em nuvem que já está pronto e em funcionamento o Serviço Federal de Processamento de Dados (Serpro) anunciou a criação de uma ferramenta capaz de fazer em torno de 150 mil backups por dia e gerenciamento de banco de dados. Segundo o diretor de operação do Serpro, Wilton Motta, o código do programa foi aberto para o mercado, a fim de que outras empresas ou desenvolvedores possam usufruir das vantagens e benefícios.</text:p>
      <text:p text:style-name="P18"></text:p>
      <text:p text:style-name="P18">- É um software diferenciado porque não encontramos nada parecido no mercado. A ideia é deixar a disposição da sociedade - afirmou</text:p>
      <text:p text:style-name="P18"></text:p>
      <text:p text:style-name="P18">O elemento atua na administração do centro de dados, quando é preciso controle e automação de um número grande de máquinas para backup. Existem ferramentas que dão suporte a isso e esse software faz o gerenciamento e controle de tudo.</text:p>
      <text:p text:style-name="P18"></text:p>
      <text:p text:style-name="P18">- Imagine fazer o gerenciamento de 150 mil backups. Trabalhamos muito e conseguimos reduzir a margem de erro para menos de 1% - completou Wilton.</text:p>
      <text:p text:style-name="P2"/>
      <text:p text:style-name="P2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6"/>
      <text:p text:style-name="P6"/>
      <text:p text:style-name="P6">Sobre o FISL </text:p>
      <text:p text:style-name="P5"/>
      <text:p text:style-name="P5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5"/>
      <text:p text:style-name="P6">Assessoria de Imprensa </text:p>
      <text:p text:style-name="P5">Fones: (51) 3361.6016 / (51) 8536.0690 / (51) 8536.0691 </text:p>
      <text:p text:style-name="P5">E-mail: <text:s/>playpress@playpress.com.br</text:p>
      <text:p text:style-name="P5"/>
      <text:p text:style-name="P5">Redação: Mariana da Rosa </text:p>
      <text:p text:style-name="P5">Coordenação: Marcelo Matusiak</text:p>
      <text:p text:style-name="P4"/>
      <text:p text:style-name="P7">Material promocional do FISL e logotipo em alta resolução e vetorial:</text:p>
      <text:p text:style-name="P11"><text:a xlink:type="simple" xlink:href="http://comunicacao.softwarelivre.org/fisl15"><text:span text:style-name="T2">http://comunicacao.softwarelivre.org/fisl15</text:span></text:a></text:p>
      <text:p text:style-name="P9"/>
      <text:p text:style-name="P8">Fotos em alta resolução da última edição do FISL:</text:p>
      <text:p text:style-name="P12"><text:a xlink:type="simple" xlink:href="https://www.flickr.com/photos/fisl14"><text:span text:style-name="T1">https://www.flickr.com/photos/fisl14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Adriana </dc:creator>
    <meta:editing-cycles>18</meta:editing-cycles>
    <meta:creation-date>2014-04-30T13:37:00</meta:creation-date>
    <dc:date>2014-05-09T15:25:02.142333339</dc:date>
    <meta:editing-duration>PT27M1S</meta:editing-duration>
    <meta:generator>LibreOffice/4.1.2.3$Linux_X86_64 LibreOffice_project/410m0$Build-3</meta:generator>
    <meta:document-statistic meta:table-count="0" meta:image-count="0" meta:object-count="0" meta:page-count="1" meta:paragraph-count="24" meta:word-count="320" meta:character-count="2054" meta:non-whitespace-character-count="173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